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b37e" officeooo:paragraph-rsid="0008b37e"/>
    </style:style>
    <style:style style:name="T1" style:family="text">
      <style:text-properties officeooo:rsid="000a00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A BROWSER WORKS.</text:p>
      <text:p text:style-name="P1">The main functionality of browsers is to present web resources. This is done by requesting from a server and the information being displayed in a browser window.</text:p>
      <text:p text:style-name="P1">Resources are usually; HTML documents, PDF, images.</text:p>
      <text:p text:style-name="P1">Location of these resources is identified by using a URL.</text:p>
      <text:p text:style-name="P1">Main components of the browser are;</text:p>
      <text:p text:style-name="P1">1. User interface-</text:p>
      <text:p text:style-name="P1">2. Browser engine-</text:p>
      <text:p text:style-name="P1">3. Rendering engine-</text:p>
      <text:p text:style-name="P1">4. Networking- HTTP requests</text:p>
      <text:p text:style-name="P1">5. UI Back end- Drawing basic widgets</text:p>
      <text:p text:style-name="P1">6. JavaScript interpreter- Parse and interpret JS code.</text:p>
      <text:p text:style-name="P1">7. Data storage- This can either be locally by use of cookies or using storage mechanisms- LocalStorage, WebSQL, Indexed DB</text:p>
      <text:p text:style-name="P1"/>
      <text:p text:style-name="P1">Rendering engine</text:p>
      <text:p text:style-name="P1">The Rendering engine basically displays requested content.</text:p>
      <text:p text:style-name="P1">By default, they display HTML but can display other types of data using plug ins.</text:p>
      <text:p text:style-name="P1"/>
      <text:p text:style-name="P1">Main flow.</text:p>
      <text:p text:style-name="P1">Rendering Engine starts by getting the contents of the requested document from the networking layer. Usually done in 8kB chunks.</text:p>
      <text:p text:style-name="P1">R.E will start parsing HTML documents and convert elements to DOM nodes in a tree called the “content tree”.</text:p>
      <text:p text:style-name="P1">it will parse the style data. Styling information and visual instructions in HTML are used to create the “render tree”.</text:p>
      <text:p text:style-name="P1">After the construction of the render tree it goes through a <text:span text:style-name="T1">'layout'</text:span> process. This means giving each node the exact coordinates where it should appear on the screen. The next stage is <text:span text:style-name="T1">painting </text:span>the render tree will be traversed and each node will be painted using the UI back end layer. </text:p>
      <text:p text:style-name="P1"/>
      <text:p text:style-name="P1">Parsing a document means translating it to a structure the code can use. The result of parsing is usually a tree of nodes that represent the structure of the document. This is called a parse tree or a syntax tree. </text:p>
      <text:p text:style-name="P1"><text:span text:style-name="T1">T</text:span>he output tree (the "parse tree") is a tree of DOM element and attribute nodes. DOM is short for Document Object Model. It is the object presentation of the HTML document and the interface of HTML elements to the outside world like JavaScrip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7T00:43:18.402251666</meta:creation-date>
    <dc:date>2015-09-07T01:15:40.705163139</dc:date>
    <meta:editing-duration>PT17M12S</meta:editing-duration>
    <meta:editing-cycles>1</meta:editing-cycles>
    <meta:document-statistic meta:table-count="0" meta:image-count="0" meta:object-count="0" meta:page-count="1" meta:paragraph-count="22" meta:word-count="321" meta:character-count="1888" meta:non-whitespace-character-count="1586"/>
    <meta:generator>LibreOffice/4.2.7.2$Linux_X86_64 LibreOffice_project/420m0$Build-2</meta:generator>
  </office:meta>
</office:document-meta>
</file>